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2.216cm" fo:padding-top="0.142cm" fo:padding-bottom="0.142cm" fo:padding-left="0.267cm" fo:padding-right="0.267cm" draw:shadow-opacity="100%" loext:decorative="false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3.463cm" fo:padding-top="0.142cm" fo:padding-bottom="0.142cm" fo:padding-left="0.267cm" fo:padding-right="0.267cm" draw:shadow-opacity="100%" loext:decorative="false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loext:decorative="false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216cm" fo:padding-top="0.142cm" fo:padding-bottom="0.142cm" fo:padding-left="0.267cm" fo:padding-right="0.267cm" draw:shadow-opacity="100%" loext:decorative="false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3cm" fo:padding-top="0.142cm" fo:padding-bottom="0.142cm" fo:padding-left="0.267cm" fo:padding-right="0.267cm" draw:shadow-opacity="100%" loext:decorative="false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466cm" fo:padding-top="0.142cm" fo:padding-bottom="0.142cm" fo:padding-left="0.267cm" fo:padding-right="0.267cm" draw:shadow-opacity="100%" loext:decorative="false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5cm" fo:padding-top="0.142cm" fo:padding-bottom="0.142cm" fo:padding-left="0.267cm" fo:padding-right="0.267cm" draw:shadow-opacity="100%" loext:decorative="false"/>
    </style:style>
    <style:style style:name="P1" style:family="paragraph">
      <loext:graphic-properties draw:fill-color="#ffffff"/>
      <style:paragraph-properties fo:text-align="center"/>
      <style:text-properties fo:font-size="18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2.75cm" svg:height="0.5cm" draw:transform="skewX (-0.00506145483078356) rotate (0.0010471975511966) translate (2.499cm 0.0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997cm" svg:height="0.5cm" draw:transform="skewX (-0.00506145483078356) rotate (0.0010471975511966) translate (2.499cm 0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99cm" svg:height="0.5cm" draw:transform="skewX (-0.00506145483078356) rotate (0.0010471975511966) translate (1cm 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99cm" svg:height="0.5cm" draw:transform="skewX (-0.00506145483078356) rotate (0.0010471975511966) translate (0.997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75cm" svg:height="0.5cm" draw:transform="skewX (-0.00506145483078356) rotate (0.0010471975511966) translate (5.249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247cm" svg:height="0.5cm" draw:transform="skewX (-0.00506145483078356) rotate (0.0010471975511966) translate (6.999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99cm" svg:height="0.5cm" draw:transform="skewX (-0.00506145483078356) rotate (0.0010471975511966) translate (9.25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cm" svg:height="0.5cm" draw:transform="skewX (-0.00506145483078356) rotate (0.0010471975511966) translate (10.749cm 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99cm" svg:height="0.5cm" draw:transform="skewX (-0.00506145483078356) rotate (0.0010471975511966) translate (12.747cm 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249cm" svg:height="0.5cm" draw:transform="skewX (-0.00506145483078356) rotate (0.0010471975511966) translate (14.25cm 0.00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0T17:42:49.429000000</dc:date>
    <meta:editing-duration>PT3H53M14S</meta:editing-duration>
    <meta:editing-cycles>5</meta:editing-cycles>
    <meta:document-statistic meta:object-count="10"/>
  </office:meta>
</office:document-meta>
</file>